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28d9bd" officeooo:paragraph-rsid="0028d9bd"/>
    </style:style>
    <style:style style:name="P24" style:family="paragraph" style:parent-style-name="Standard">
      <style:text-properties officeooo:rsid="00293216" officeooo:paragraph-rsid="00293216"/>
    </style:style>
    <style:style style:name="P25" style:family="paragraph" style:parent-style-name="Standard">
      <style:text-properties officeooo:rsid="00303bef" officeooo:paragraph-rsid="00303bef"/>
    </style:style>
    <style:style style:name="P26" style:family="paragraph" style:parent-style-name="Standard">
      <style:text-properties officeooo:rsid="0032fd3e" officeooo:paragraph-rsid="0032fd3e"/>
    </style:style>
    <style:style style:name="P27" style:family="paragraph" style:parent-style-name="Standard">
      <style:text-properties officeooo:rsid="002d6fdb" officeooo:paragraph-rsid="002d6fdb"/>
    </style:style>
    <style:style style:name="P28" style:family="paragraph" style:parent-style-name="Standard">
      <style:text-properties officeooo:rsid="0035ef4e" officeooo:paragraph-rsid="003639b1"/>
    </style:style>
    <style:style style:name="P29" style:family="paragraph" style:parent-style-name="Standard">
      <style:text-properties officeooo:rsid="00211367" officeooo:paragraph-rsid="00211367" fo:background-color="transparent"/>
    </style:style>
    <style:style style:name="P30" style:family="paragraph" style:parent-style-name="Standard">
      <style:text-properties officeooo:rsid="0037fc61" officeooo:paragraph-rsid="0037fc61" fo:background-color="transparent"/>
    </style:style>
    <style:style style:name="P31" style:family="paragraph" style:parent-style-name="Standard">
      <style:text-properties officeooo:rsid="0038f48d" officeooo:paragraph-rsid="0038f48d" fo:background-color="transparent"/>
    </style:style>
    <style:style style:name="P32" style:family="paragraph" style:parent-style-name="Standard">
      <style:text-properties officeooo:rsid="00356c35" officeooo:paragraph-rsid="0037fc6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201422"/>
    </style:style>
    <style:style style:name="T5" style:family="text">
      <style:text-properties officeooo:rsid="00211367"/>
    </style:style>
    <style:style style:name="T6" style:family="text">
      <style:text-properties officeooo:rsid="002a7523"/>
    </style:style>
    <style:style style:name="T7" style:family="text">
      <style:text-properties officeooo:rsid="002dbb5b"/>
    </style:style>
    <style:style style:name="T8" style:family="text">
      <style:text-properties officeooo:rsid="00322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ODO:</text:p>
      <text:p text:style-name="P25">1.<text:tab/>公司logo.js,<text:span text:style-name="T8">logo.png,logo.gif,logo.jpg.</text:span></text:p>
      <text:p text:style-name="P26">2.<text:tab/>在afanty3d.js中添加logo模块儿。</text:p>
      <text:p text:style-name="P32">3.<text:tab/>收集字体,<text:span text:style-name="T7">将文字字库按照unicode编码格式拆分,并统一命名,在afanty3d内增加及时加载js模块功能.</text:span></text:p>
      <text:p text:style-name="P26"/>
      <text:p text:style-name="P1">通用功能</text:p>
      <text:p text:style-name="P23">1.<text:tab/>状态管理器</text:p>
      <text:p text:style-name="P23">2.<text:tab/>场景init。</text:p>
      <text:p text:style-name="P23">3.<text:tab/>公司logo，版权信息。</text:p>
      <text:p text:style-name="P24">4.<text:tab/>体验功能注释，<text:span text:style-name="T6">增加体验说明语句，“亲，您目前访问的是体验页面，为开放全部<text:tab/>功能，请见谅。”</text:span></text:p>
      <text:p text:style-name="P27">5.<text:tab/>中文字体路径，opentype.js，typeface.<text:span text:style-name="T7">js,</text:span></text:p>
      <text:p text:style-name="P27">6.<text:tab/><text:span text:style-name="T1">创建afanty3d，github项目。</text:span></text:p>
      <text:p text:style-name="P28"><text:span text:style-name="T1">7.<text:tab/>英文艺术字体转换.</text:span><text:span text:style-name="T2">typeface.</text:span><text:span text:style-name="T3">js</text:span></text:p>
      <text:p text:style-name="P23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<text:soft-page-break/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5">，按照圆环的弧度放置</text:span></text:p>
      <text:p text:style-name="P12"><text:span text:style-name="T5">3.<text:tab/></text:span>合并webgl_<text:span text:style-name="T4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30">1.<text:tab/>方盒,长宽高,壁厚</text:p>
      <text:p text:style-name="P31">2.<text:tab/>底色,图案,文字贴图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3T10:22:23.773737759</dc:date>
    <meta:editing-duration>P1DT5H11M8S</meta:editing-duration>
    <meta:editing-cycles>50</meta:editing-cycles>
    <meta:generator>LibreOffice/4.3.3.2$Linux_X86_64 LibreOffice_project/430m0$Build-2</meta:generator>
    <meta:document-statistic meta:table-count="0" meta:image-count="0" meta:object-count="0" meta:page-count="2" meta:paragraph-count="50" meta:word-count="759" meta:character-count="1253" meta:non-whitespace-character-count="1199"/>
  </office:meta>
</office:document-meta>
</file>